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y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a2k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a2k1a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a2a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a2bap1a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aa2bap1a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aa2bap1a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fd02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d025bap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fd025bap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fd2_1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fd2_1bap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fd2_1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d1_0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fd1_0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fd1_05bap</text:p>
          </table:table-cell>
          <table:table-cell office:value-type="float" office:value="0.78" calcext:value-type="float">
            <text:p>0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0:40:37.660709614</meta:creation-date>
    <dc:date>2020-03-10T20:47:35.990794412</dc:date>
    <meta:editing-duration>PT6M58S</meta:editing-duration>
    <meta:editing-cycles>1</meta:editing-cycles>
    <meta:document-statistic meta:table-count="1" meta:cell-count="768" meta:object-count="0"/>
    <meta:generator>LibreOffice/6.0.7.3$Linux_X86_64 LibreOffice_project/00m0$Build-3</meta:generator>
  </office:meta>
</office:document-meta>
</file>